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fda72" officeooo:paragraph-rsid="001fda72" style:font-size-asian="28pt" style:font-size-complex="32pt"/>
    </style:style>
    <style:style style:name="P2" style:family="paragraph" style:parent-style-name="Standard">
      <style:text-properties fo:font-size="22pt" officeooo:rsid="001fda72" officeooo:paragraph-rsid="001fda72" style:font-size-asian="19.25pt" style:font-size-complex="22pt"/>
    </style:style>
    <style:style style:name="P3" style:family="paragraph" style:parent-style-name="Standard">
      <style:text-properties fo:font-size="16pt" officeooo:rsid="00205b0d" officeooo:paragraph-rsid="00205b0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2d324" officeooo:paragraph-rsid="0022d324" style:font-size-asian="16pt" style:font-size-complex="16pt"/>
    </style:style>
    <style:style style:name="P5" style:family="paragraph" style:parent-style-name="Standard">
      <style:text-properties fo:font-size="16pt" officeooo:rsid="00205b0d" officeooo:paragraph-rsid="0026629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2d324" officeooo:paragraph-rsid="0026629f" style:font-size-asian="16pt" style:font-size-complex="16pt"/>
    </style:style>
    <style:style style:name="T1" style:family="text">
      <style:text-properties officeooo:rsid="0022d324"/>
    </style:style>
    <style:style style:name="T2" style:family="text">
      <style:text-properties officeooo:rsid="0025bf14"/>
    </style:style>
    <style:style style:name="T3" style:family="text">
      <style:text-properties officeooo:rsid="00240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Footer</text:p>
      <text:p text:style-name="P1"/>
      <text:p text:style-name="P2">Modifier les Références du carousel</text:p>
      <text:p text:style-name="P2"/>
      <text:p text:style-name="P3">vous devez :</text:p>
      <text:p text:style-name="P3"/>
      <text:p text:style-name="P3">- allez dans dans le dossier «assets\refs»</text:p>
      <text:p text:style-name="P3">- puis mettre les image<text:span text:style-name="T1">s</text:span> dedans (voici les format autorisé : jpg, jpeg, png, gif, webp, svg) <text:span text:style-name="T2">ou supprimer ou autre</text:span></text:p>
      <text:p text:style-name="P3"/>
      <text:p text:style-name="P4">! attention pour que les logos soit bien affiché le mieux est de pouvo<text:span text:style-name="T3">ir </text:span><text:span text:style-name="T2">rognier les images au minimum pour que les logos soit le plus gros possible dans le carousel</text:span></text:p>
      <text:p text:style-name="P2"/>
      <text:p text:style-name="P2"/>
      <text:p text:style-name="P2"/>
      <text:p text:style-name="P2">Modifier les Logos des Partenaires</text:p>
      <text:p text:style-name="P2"/>
      <text:p text:style-name="P5">- allez dans dans le dossier «assets\Partenaires»</text:p>
      <text:p text:style-name="P5">- puis mettre les image<text:span text:style-name="T1">s</text:span> dedans (voici les format autorisé : jpg, jpeg, png, gif, webp, svg) <text:span text:style-name="T2">ou supprimer ou autre</text:span></text:p>
      <text:p text:style-name="P5"/>
      <text:p text:style-name="P6">! attention pour que les logos soit bien affiché le mieux est de pouvo<text:span text:style-name="T3">ir </text:span><text:span text:style-name="T2">rognier les images au minimum pour que les logos soit le plus gros possible dans le carous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3:38:10.079236000</meta:creation-date>
    <dc:date>2025-06-25T14:20:47.512070300</dc:date>
    <meta:editing-duration>PT42M35S</meta:editing-duration>
    <meta:editing-cycles>6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0" meta:word-count="133" meta:character-count="739" meta:non-whitespace-character-count="616"/>
  </office:meta>
</office:document-meta>
</file>